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3.975cm" style:use-optimal-column-width="false"/>
    </style:style>
    <style:style style:name="co2" style:family="table-column">
      <style:table-column-properties style:column-width="4.022cm" style:use-optimal-column-width="false"/>
    </style:style>
    <style:style style:name="co3" style:family="table-column">
      <style:table-column-properties style:column-width="3.986cm" style:use-optimal-column-width="false"/>
    </style:style>
    <style:style style:name="co4" style:family="table-column">
      <style:table-column-properties style:column-width="4.013cm" style:use-optimal-column-width="false"/>
    </style:style>
    <style:style style:name="co5" style:family="table-column">
      <style:table-column-properties style:column-width="4.02cm" style:use-optimal-column-width="false"/>
    </style:style>
    <style:style style:name="co6" style:family="table-column">
      <style:table-column-properties style:column-width="3.996cm" style:use-optimal-column-width="false"/>
    </style:style>
    <style:style style:name="co7" style:family="table-column">
      <style:table-column-properties style:column-width="3.989cm" style:use-optimal-column-width="false"/>
    </style:style>
    <style:style style:name="co8" style:family="table-column">
      <style:table-column-properties style:column-width="3.972cm" style:use-optimal-column-width="false"/>
    </style:style>
    <style:style style:name="co9" style:family="table-column">
      <style:table-column-properties style:column-width="3.987cm" style:use-optimal-column-width="false"/>
    </style:style>
    <style:style style:name="co10" style:family="table-column">
      <style:table-column-properties style:column-width="3.962cm" style:use-optimal-column-width="false"/>
    </style:style>
    <style:style style:name="co11" style:family="table-column">
      <style:table-column-properties style:column-width="3.893cm" style:use-optimal-column-width="false"/>
    </style:style>
    <style:style style:name="co12" style:family="table-column">
      <style:table-column-properties style:column-width="3.985cm" style:use-optimal-column-width="false"/>
    </style:style>
    <style:style style:name="co13" style:family="table-column">
      <style:table-column-properties style:column-width="3.997cm" style:use-optimal-column-width="false"/>
    </style:style>
    <style:style style:name="co14" style:family="table-column">
      <style:table-column-properties style:column-width="2.999cm" style:use-optimal-column-width="false"/>
    </style:style>
    <style:style style:name="co15" style:family="table-column">
      <style:table-column-properties style:column-width="4.021cm" style:use-optimal-column-width="false"/>
    </style:style>
    <style:style style:name="co16" style:family="table-column">
      <style:table-column-properties style:column-width="3.012cm" style:use-optimal-column-width="false"/>
    </style:style>
    <style:style style:name="co17" style:family="table-column">
      <style:table-column-properties style:column-width="4.98cm" style:use-optimal-column-width="false"/>
    </style:style>
    <style:style style:name="co18" style:family="table-column">
      <style:table-column-properties style:column-width="5.012cm" style:use-optimal-column-width="false"/>
    </style:style>
    <style:style style:name="co19" style:family="table-column">
      <style:table-column-properties style:column-width="5.011cm" style:use-optimal-column-width="false"/>
    </style:style>
    <style:style style:name="co20" style:family="table-column">
      <style:table-column-properties style:column-width="4.015cm" style:use-optimal-column-width="false"/>
    </style:style>
    <style:style style:name="co21" style:family="table-column">
      <style:table-column-properties style:column-width="3.984cm" style:use-optimal-column-width="false"/>
    </style:style>
    <style:style style:name="co22" style:family="table-column">
      <style:table-column-properties style:column-width="4.016cm" style:use-optimal-column-width="false"/>
    </style:style>
    <style:style style:name="co23" style:family="table-column">
      <style:table-column-properties style:column-width="3.891cm" style:use-optimal-column-width="false"/>
    </style:style>
    <style:style style:name="co24" style:family="table-column">
      <style:table-column-properties style:column-width="4.31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4pt"/>
    </style:style>
    <style:style style:name="P1" style:family="paragraph">
      <style:text-properties fo:font-size="14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layer="layout" svg:width="11.982cm" svg:height="1.923cm" svg:x="3.01cm" svg:y="9.269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IDAddress</text:span></text:p>
                </table:table-cell>
                <table:table-cell>
                  <text:p text:style-name="P1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3" draw:layer="layout" svg:width="5.373cm" svg:height="0.962cm" svg:x="3.007cm" svg:y="8.319cm">
            <draw:text-box>
              <text:p text:style-name="P2"><text:span text:style-name="T2">AddressesTable1</text:span></text:p>
            </draw:text-box>
          </draw:frame>
        </draw:g>
        <draw:g draw:style-name="gr1">
          <draw:frame draw:style-name="gr4" draw:text-style-name="P3" draw:layer="layout" svg:width="7.738cm" svg:height="0.962cm" svg:x="27.465cm" svg:y="8.5cm">
            <draw:text-box>
              <text:p text:style-name="P2"><text:span text:style-name="T2">AddressesTable2 (routes)</text:span></text:p>
            </draw:text-box>
          </draw:frame>
          <draw:frame draw:style-name="gr2" draw:layer="layout" svg:width="7.998cm" svg:height="1.923cm" svg:x="27.502cm" svg:y="9.434cm">
            <table:table table:template-name="default" table:use-first-row-styles="true" table:use-banding-rows-styles="true">
              <table:table-column table:style-name="co4"/>
              <table:table-column table:style-name="co3"/>
              <table:table-row table:style-name="ro1" table:default-cell-style-name="ce1">
                <table:table-cell>
                  <text:p text:style-name="P1"><text:span text:style-name="T1">IDAddress</text:span></text:p>
                </table:table-cell>
                <table:table-cell>
                  <text:p text:style-name="P1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</draw:g>
        <draw:g draw:style-name="gr1">
          <draw:frame draw:style-name="gr2" draw:layer="layout" svg:width="8.015cm" svg:height="1.923cm" svg:x="31.985cm" svg:y="3.327cm">
            <table:table table:template-name="default" table:use-first-row-styles="true" table:use-banding-rows-styles="true">
              <table:table-column table:style-name="co5"/>
              <table:table-column table:style-name="co6"/>
              <table:table-row table:style-name="ro1" table:default-cell-style-name="bg-none">
                <table:table-cell>
                  <text:p text:style-name="P1"><text:span text:style-name="T1">IDMAC</text:span></text:p>
                </table:table-cell>
                <table:table-cell>
                  <text:p text:style-name="P1">MAC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5" draw:text-style-name="P3" draw:layer="layout" svg:width="3.749cm" svg:height="0.962cm" svg:x="32.033cm" svg:y="2.392cm">
            <draw:text-box>
              <text:p text:style-name="P2"><text:span text:style-name="T2">MACTable</text:span></text:p>
            </draw:text-box>
          </draw:frame>
        </draw:g>
        <draw:g draw:style-name="gr1">
          <draw:frame draw:style-name="gr2" draw:layer="layout" svg:width="16.018cm" svg:height="1.923cm" svg:x="3cm" svg:y="15.327cm">
            <table:table table:template-name="default" table:use-first-row-styles="true" table:use-banding-rows-styles="true">
              <table:table-column table:style-name="co7"/>
              <table:table-column table:style-name="co2"/>
              <table:table-column table:style-name="co3"/>
              <table:table-column table:style-name="co2"/>
              <table:table-row table:style-name="ro1" table:default-cell-style-name="ce1">
                <table:table-cell>
                  <text:p text:style-name="P1"><text:span text:style-name="T1">IDSwitch</text:span></text:p>
                </table:table-cell>
                <table:table-cell>
                  <text:p text:style-name="P1"><text:span text:style-name="T1">IDMAC</text:span></text:p>
                </table:table-cell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6" draw:text-style-name="P3" draw:layer="layout" svg:width="4.561cm" svg:height="0.962cm" svg:x="3cm" svg:y="14.352cm">
            <draw:text-box>
              <text:p text:style-name="P2"><text:span text:style-name="T2">SwitchesTable</text:span></text:p>
            </draw:text-box>
          </draw:frame>
        </draw:g>
        <draw:g draw:style-name="gr1">
          <draw:frame draw:style-name="gr2" draw:layer="layout" svg:width="11.944cm" svg:height="1.923cm" svg:x="24cm" svg:y="21.077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3"/>
              <table:table-row table:style-name="ro1" table:default-cell-style-name="ce1">
                <table:table-cell>
                  <text:p text:style-name="P1"><text:span text:style-name="T1">IDRouter</text:span></text:p>
                </table:table-cell>
                <table:table-cell>
                  <text:p text:style-name="P1"><text:span text:style-name="T1">IDMAC</text:span></text:p>
                </table:table-cell>
                <table:table-cell>
                  <text:p text:style-name="P1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7" draw:text-style-name="P3" draw:layer="layout" svg:width="4.243cm" svg:height="0.962cm" svg:x="24.021cm" svg:y="20.077cm">
            <draw:text-box>
              <text:p text:style-name="P2"><text:span text:style-name="T2">RoutersTable</text:span></text:p>
            </draw:text-box>
          </draw:frame>
        </draw:g>
        <draw:g draw:style-name="gr1">
          <draw:frame draw:style-name="gr2" draw:layer="layout" svg:width="7.983cm" svg:height="1.923cm" svg:x="3.036cm" svg:y="3.327cm">
            <table:table table:template-name="default" table:use-first-row-styles="true" table:use-banding-rows-styles="true">
              <table:table-column table:style-name="co10"/>
              <table:table-column table:style-name="co2"/>
              <table:table-row table:style-name="ro1" table:default-cell-style-name="ce1"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Vlan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8" draw:text-style-name="P3" draw:layer="layout" svg:width="3.75cm" svg:height="1.25cm" svg:x="3cm" svg:y="2.035cm">
            <draw:text-box>
              <text:p text:style-name="P2"><text:span text:style-name="T2">VlanTable</text:span></text:p>
            </draw:text-box>
          </draw:frame>
        </draw:g>
        <draw:g draw:style-name="gr1">
          <draw:frame draw:style-name="gr2" draw:layer="layout" svg:width="7.878cm" svg:height="1.923cm" svg:x="14.023cm" svg:y="3.327cm">
            <table:table table:template-name="default" table:use-first-row-styles="true" table:use-banding-rows-styles="true">
              <table:table-column table:style-name="co11"/>
              <table:table-column table:style-name="co3"/>
              <table:table-row table:style-name="ro1" table:default-cell-style-name="ce1">
                <table:table-cell>
                  <text:p text:style-name="P1"><text:span text:style-name="T1">IDAddress</text:span></text:p>
                </table:table-cell>
                <table:table-cell>
                  <text:p text:style-name="P1"><text:span text:style-name="T1">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9" draw:text-style-name="P3" draw:layer="layout" svg:width="4.35cm" svg:height="0.962cm" svg:x="14cm" svg:y="2.336cm">
            <draw:text-box>
              <text:p text:style-name="P2"><text:span text:style-name="T2">AddressTable</text:span></text:p>
            </draw:text-box>
          </draw:frame>
        </draw:g>
        <draw:g draw:style-name="gr1">
          <draw:frame draw:style-name="gr2" draw:layer="layout" svg:width="11.992cm" svg:height="1.923cm" svg:x="3cm" svg:y="22.827cm">
            <table:table table:template-name="default" table:use-first-row-styles="true" table:use-banding-rows-styles="true">
              <table:table-column table:style-name="co12"/>
              <table:table-column table:style-name="co2"/>
              <table:table-column table:style-name="co3"/>
              <table:table-row table:style-name="ro1" table:default-cell-style-name="ce1">
                <table:table-cell>
                  <text:p text:style-name="P1"><text:span text:style-name="T1">IDConcentrator</text:span></text:p>
                </table:table-cell>
                <table:table-cell>
                  <text:p text:style-name="P1"><text:span text:style-name="T1">IDSwitch</text:span></text:p>
                </table:table-cell>
                <table:table-cell>
                  <text:p text:style-name="P1"><text:span text:style-name="T1">IDRouter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0" draw:text-style-name="P4" draw:layer="layout" svg:width="5.691cm" svg:height="0.962cm" svg:x="3.037cm" svg:y="21.842cm">
            <draw:text-box>
              <text:p><text:span text:style-name="T2">ConcentratorTable</text:span></text:p>
            </draw:text-box>
          </draw:frame>
        </draw:g>
      </draw:page>
      <draw:page draw:name="page2" draw:style-name="dp1" draw:master-page-name="Обычный">
        <draw:g draw:style-name="gr1">
          <draw:frame draw:style-name="gr2" draw:layer="layout" svg:width="14.015cm" svg:height="1.923cm" svg:x="2cm" svg:y="2.393cm">
            <table:table table:template-name="default" table:use-first-row-styles="true" table:use-banding-rows-styles="true">
              <table:table-column table:style-name="co13"/>
              <table:table-column table:style-name="co14"/>
              <table:table-column table:style-name="co15"/>
              <table:table-column table:style-name="co14"/>
              <table:table-row table:style-name="ro1" table:default-cell-style-name="bg-none">
                <table:table-cell>
                  <text:p text:style-name="P1"><text:span text:style-name="T1">IDConcentrator</text:span></text:p>
                </table:table-cell>
                <table:table-cell>
                  <text:p text:style-name="P1">Port</text:p>
                </table:table-cell>
                <table:table-cell>
                  <text:p text:style-name="P1">IDConcentrator</text:p>
                </table:table-cell>
                <table:table-cell>
                  <text:p text:style-name="P1">Port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11" draw:text-style-name="P3" draw:layer="layout" svg:width="2.937cm" svg:height="0.962cm" svg:x="2.063cm" svg:y="1.45cm">
            <draw:text-box>
              <text:p text:style-name="P2"><text:span text:style-name="T2">VlanID...</text:span></text:p>
            </draw:text-box>
          </draw:frame>
        </draw:g>
        <draw:g draw:style-name="gr1">
          <draw:frame draw:style-name="gr2" draw:layer="layout" svg:width="37.905cm" svg:height="1.923cm" svg:x="2cm" svg:y="14.705cm">
            <table:table table:template-name="default" table:use-first-row-styles="true" table:use-banding-rows-styles="true">
              <table:table-column table:style-name="co16"/>
              <table:table-column table:style-name="co17"/>
              <table:table-column table:style-name="co18"/>
              <table:table-column table:style-name="co19"/>
              <table:table-column table:style-name="co12"/>
              <table:table-column table:style-name="co20"/>
              <table:table-column table:style-name="co21"/>
              <table:table-column table:style-name="co22"/>
              <table:table-column table:style-name="co23"/>
              <table:table-row table:style-name="ro1" table:default-cell-style-name="ce1">
                <table:table-cell>
                  <text:p text:style-name="P1"><text:span text:style-name="T1">IDLink</text:span></text:p>
                </table:table-cell>
                <table:table-cell>
                  <text:p text:style-name="P1"><text:span text:style-name="T1">IDConcentratorBegin</text:span></text:p>
                </table:table-cell>
                <table:table-cell>
                  <text:p text:style-name="P1"><text:span text:style-name="T1">IDConcentratorEnd</text:span></text:p>
                </table:table-cell>
                <table:table-cell>
                  <text:p text:style-name="P1"><text:span text:style-name="T1">PortNumberBegin</text:span></text:p>
                </table:table-cell>
                <table:table-cell>
                  <text:p text:style-name="P1"><text:span text:style-name="T1">PortNumberEnd</text:span></text:p>
                </table:table-cell>
                <table:table-cell>
                  <text:p text:style-name="P1"><text:span text:style-name="T1">IDVlansBegin</text:span></text:p>
                </table:table-cell>
                <table:table-cell>
                  <text:p text:style-name="P1"><text:span text:style-name="T1">IDVlansEnd</text:span></text:p>
                </table:table-cell>
                <table:table-cell>
                  <text:p text:style-name="P1"><text:span text:style-name="T1">IPAddressBegin</text:span></text:p>
                </table:table-cell>
                <table:table-cell>
                  <text:p text:style-name="P1"><text:span text:style-name="T1">IPAddressEnd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12" draw:text-style-name="P3" draw:layer="layout" svg:width="4.562cm" svg:height="0.962cm" svg:x="2.025cm" svg:y="13.772cm">
            <draw:text-box>
              <text:p text:style-name="P2"><text:span text:style-name="T2">TopologyTable</text:span></text:p>
            </draw:text-box>
          </draw:frame>
        </draw:g>
        <draw:g draw:style-name="gr1">
          <draw:frame draw:style-name="gr2" draw:layer="layout" svg:width="14.301cm" svg:height="1.923cm" svg:x="23.949cm" svg:y="2.577cm">
            <table:table table:template-name="default" table:use-first-row-styles="true" table:use-banding-rows-styles="true">
              <table:table-column table:style-name="co24"/>
              <table:table-column table:style-name="co14"/>
              <table:table-column table:style-name="co3"/>
              <table:table-column table:style-name="co14"/>
              <table:table-row table:style-name="ro1" table:default-cell-style-name="ce1">
                <table:table-cell>
                  <text:p text:style-name="P1"><text:span text:style-name="T1">IDConcentrator</text:span></text:p>
                </table:table-cell>
                <table:table-cell>
                  <text:p text:style-name="P1"><text:span text:style-name="T1">Port</text:span></text:p>
                </table:table-cell>
                <table:table-cell>
                  <text:p text:style-name="P1"><text:span text:style-name="T1">IDConcentrator</text:span></text:p>
                </table:table-cell>
                <table:table-cell>
                  <text:p text:style-name="P1"><text:span text:style-name="T1">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frame draw:style-name="gr13" draw:text-style-name="P3" draw:layer="layout" svg:width="3.6cm" svg:height="0.878cm" svg:x="23.994cm" svg:y="1.729cm">
            <draw:text-box>
              <text:p text:style-name="P2"><text:span text:style-name="T2">AddressID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09T19:46:43.297913500</dc:date>
    <meta:editing-duration>PT15M14S</meta:editing-duration>
    <meta:editing-cycles>2</meta:editing-cycles>
    <meta:generator>LibreOffice/25.2.7.2$Windows_X86_64 LibreOffice_project/5cbfd1ab6520636bb5f7b99185aa69bd7456825d</meta:generator>
    <meta:document-statistic meta:object-count="33"/>
  </office:meta>
</office:document-meta>
</file>